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5000000BB2DDA76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79cm" svg:height="20.32cm" svg:x="0.207cm" svg:y="0.254cm">
          <draw:image xlink:href="Pictures/1000000000000105000000BB2DDA76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3:49:06.477566793</meta:creation-date>
    <dc:date>2014-10-20T23:49:38.101537628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